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Corbel" svg:font-family="Corbe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3" style:family="table-cell" style:parent-style-name="Normal_32_2" style:data-style-name="N0">
      <style:table-cell-properties fo:border="thin dashed #000000" style:vertical-align="middle" fo:background-color="#FFFF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4" style:family="table-cell" style:parent-style-name="Normal_32_2" style:data-style-name="N0">
      <style:table-cell-properties fo:border="thin dashed #000000" style:vertical-align="middle" fo:background-color="#99CCFF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5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6" style:family="table-cell" style:parent-style-name="Normal_32_2" style:data-style-name="N0">
      <style:table-cell-properties fo:border="thin dashed #000000" style:vertical-align="middle" fo:background-color="#FFCC99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7" style:family="table-cell" style:parent-style-name="Normal_32_2" style:data-style-name="N0">
      <style:table-cell-properties fo:border="thin dashed #000000" style:vertical-align="middle" fo:background-color="#9933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8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9" style:family="table-cell" style:parent-style-name="Normal_32_2" style:data-style-name="N0">
      <style:table-cell-properties fo:border="thin dashed #000000" style:vertical-align="middle" fo:background-color="#FFFF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0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1" style:family="table-cell" style:parent-style-name="Normal_32_2" style:data-style-name="N0">
      <style:table-cell-properties fo:border="thin dashed #000000" style:vertical-align="middle" fo:wrap-option="wrap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2" style:family="table-cell" style:parent-style-name="Normal_32_2" style:data-style-name="N0">
      <style:table-cell-properties fo:border="thin dashed #000000" style:vertical-align="middle" fo:wrap-option="wrap" fo:background-color="transparent" style:cell-protect="protected" style:shrink-to-fit="true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3" style:family="table-cell" style:parent-style-name="Normal_32_2" style:data-style-name="N0">
      <style:table-cell-properties fo:border="thin dashed #000000" style:vertical-align="middle" fo:wrap-option="wrap" fo:background-color="#FFFF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4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5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6" style:family="table-cell" style:parent-style-name="Normal_32_2" style:data-style-name="N0">
      <style:table-cell-properties fo:border="thin dashed #000000" style:vertical-align="middle" fo:background-color="#FFFF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7" style:family="table-cell" style:parent-style-name="Normal_32_2" style:data-style-name="N0">
      <style:table-cell-properties fo:border="thin dashed #000000" style:vertical-align="middle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8" style:family="table-cell" style:parent-style-name="Normal_32_2" style:data-style-name="N0">
      <style:table-cell-properties fo:border="thin dashed #000000" style:vertical-align="middle" fo:wrap-option="wrap" fo:background-color="transparent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e19" style:family="table-cell" style:parent-style-name="Hyperlink" style:data-style-name="N0">
      <style:table-cell-properties fo:border="thin dashed #000000" style:vertical-align="middl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0" style:family="table-cell" style:parent-style-name="Normal_32_2" style:data-style-name="N0">
      <style:table-cell-properties fo:border="thin dashed #000000" style:vertical-align="middle" fo:background-color="#FFFF00" style:cell-protect="protected"/>
      <style:text-properties fo:color="#000000" style:font-name="Corbel" style:font-name-asian="Corbel" style:font-name-complex="Corbe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6.35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1.4841666666667cm" style:use-optimal-column-width="true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2.83104166666667cm" style:use-optimal-column-width="true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resepsion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id_resepsionis</text:p>
          </table:table-cell>
          <table:table-cell office:value-type="string" table:style-name="ce1">
            <text:p>nomor_pemesanan</text:p>
          </table:table-cell>
          <table:table-cell office:value-type="string" table:style-name="ce1">
            <text:p>nama_lengkap</text:p>
          </table:table-cell>
          <table:table-cell office:value-type="string" table:style-name="ce1">
            <text:p>no_ktp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lamat_ktp</text:p>
          </table:table-cell>
          <table:table-cell office:value-type="string" table:style-name="ce1">
            <text:p>status_kehadiran</text:p>
          </table:table-cell>
          <table:table-cell office:value-type="string" table:style-name="ce1">
            <text:p>status_transaksi</text:p>
          </table:table-cell>
          <table:table-cell office:value-type="string" table:style-name="ce1">
            <text:p>waktu_kehadiran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8">
            <text:p>NOVI IMEL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8">
            <text:p>IBK KUSUMAJAT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8">
            <text:p>DHIL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8">
            <text:p>DHIL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8">
            <text:p>AURELI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Vila Santika Blok C 4 No. 38, Rt. 007, Rw. 001, Kel. Rangkapan Jaya, Pancoran Mas, Depok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8">
            <text:p>AURELI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Vila Santika Blok C 4 No. 38, Rt. 007, Rw. 001, Kel. Rangkapan Jaya, Pancoran Mas, Depok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8">
            <text:p>AURELI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Vila Santika Blok C 4 No. 38, Rt. 007, Rw. 001, Kel. Rangkapan Jaya, Pancoran Mas, Depok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8">
            <text:p>MUNNI AIDA SAPRI SIREGAR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Bunga Mayang IV No. 3, Rt. 002, Rw. 001, Kel. Bintaro, Pesanggrahan, Jak-Sel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string" table:style-name="ce8">
            <text:p>FITRIYADI</text:p>
          </table:table-cell>
          <table:table-cell table:style-name="ce1"/>
          <table:table-cell office:value-type="string" table:style-name="ce15">
            <text:p>08117556757</text:p>
          </table:table-cell>
          <table:table-cell office:value-type="string" table:style-name="ce19">
            <text:p><text:a xlink:href="mailto:silversiktour@yahoo.com">silversiktour@yahoo.com</text:a></text:p>
          </table:table-cell>
          <table:table-cell office:value-type="string" table:style-name="ce11">
            <text:p>Jl. Sisingmangaraja No. 147, Rt. 01, Rw. 03, Kel. Sekip, Kec. Lima Puluh, Pekanbaru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string" table:style-name="ce8">
            <text:p>ERNI GUNAWAN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Pantai Mutiara Blok AI No. 3, Rt. 008, Rw. 016, Kel. Pluit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string" table:style-name="ce8">
            <text:p>ERNI GUNAWAN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Pantai Mutiara Blok AI No. 3, Rt. 008, Rw. 016, Kel. Pluit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string" table:style-name="ce8">
            <text:p>JONSON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string" table:style-name="ce8">
            <text:p>LUSIANA ANDRIAN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Bisma II Blok B.4 No. 45, Rt. 002, Rw. 010, Kel. Papanggo, Kec. Tanjung Priok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string" table:style-name="ce8">
            <text:p>DINI MELL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string" table:style-name="ce8">
            <text:p>SANNITA 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Citra Garden 2 Blok C-2/2, Rt. 003, Rw. 019, Kel. Pegadungan, Kec. Kali Deres 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string" table:style-name="ce8">
            <text:p>PERM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string" table:style-name="ce8">
            <text:p>PERM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string" table:style-name="ce8">
            <text:p>KEVIN STARCHAN</text:p>
          </table:table-cell>
          <table:table-cell table:style-name="ce1"/>
          <table:table-cell office:value-type="string" table:style-name="ce15">
            <text:p>087889998080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string" table:style-name="ce8">
            <text:p>KEVIN STARCHAN</text:p>
          </table:table-cell>
          <table:table-cell table:style-name="ce1"/>
          <table:table-cell office:value-type="string" table:style-name="ce15">
            <text:p>087889998080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string" table:style-name="ce8">
            <text:p>PERM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string" table:style-name="ce8">
            <text:p>PERM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string" table:style-name="ce8">
            <text:p>FIAZ SERVI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Cempaka Putih Timur, Rt. 016, Rw. 003, Kel. Cempaka Putih Timur, Kec. Cempaka Putih, Jak-Pus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string" table:style-name="ce8">
            <text:p>NICKO CHRISTIAN SALIM</text:p>
          </table:table-cell>
          <table:table-cell table:style-name="ce1"/>
          <table:table-cell office:value-type="string" table:style-name="ce15">
            <text:p>08558880005</text:p>
          </table:table-cell>
          <table:table-cell table:style-name="ce17"/>
          <table:table-cell office:value-type="string" table:style-name="ce11">
            <text:p>Marina Coast The Bukit Blok C5/C No. 8. Rt. 009, Rw. 011, Kel. Ancol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string" table:style-name="ce8">
            <text:p>NICKO CHRISTIAN SALIM</text:p>
          </table:table-cell>
          <table:table-cell table:style-name="ce1"/>
          <table:table-cell office:value-type="string" table:style-name="ce15">
            <text:p>08558880005</text:p>
          </table:table-cell>
          <table:table-cell table:style-name="ce17"/>
          <table:table-cell office:value-type="string" table:style-name="ce11">
            <text:p>Marina Coast The Bukit Blok C5/C No. 8. Rt. 009, Rw. 011, Kel. Ancol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string" table:style-name="ce8">
            <text:p>NICKO CHRISTIAN SALIM</text:p>
          </table:table-cell>
          <table:table-cell table:style-name="ce1"/>
          <table:table-cell office:value-type="string" table:style-name="ce15">
            <text:p>08558880005</text:p>
          </table:table-cell>
          <table:table-cell table:style-name="ce17"/>
          <table:table-cell office:value-type="string" table:style-name="ce11">
            <text:p>Marina Coast The Bukit Blok C5/C No. 8. Rt. 009, Rw. 011, Kel. Ancol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string" table:style-name="ce8">
            <text:p>OCTAVIA WIJAYATY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Rusun Petamburan Blok II LT.I No. 5, Rt. 003, Rw. 011, Kel. Petamburan, Kec. Tanah Abang, Jak-Pus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string" table:style-name="ce8">
            <text:p>CHRISTIAN STEPHANUS</text:p>
          </table:table-cell>
          <table:table-cell table:style-name="ce1"/>
          <table:table-cell office:value-type="string" table:style-name="ce15">
            <text:p>0818872912</text:p>
          </table:table-cell>
          <table:table-cell table:style-name="ce17"/>
          <table:table-cell office:value-type="string" table:style-name="ce11">
            <text:p>Jl. Sunter Hijau VI Blok H4/17, Rt. 012, Rw. 010, Kel. Sunter Jaya, Kec. Tanjung Priok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string" table:style-name="ce8">
            <text:p>ADITYA WIBOWO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string" table:style-name="ce8">
            <text:p>TAMAR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string" table:style-name="ce8">
            <text:p>PUTUT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string" table:style-name="ce8">
            <text:p>NURJAT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Duri Kencana VI/3, Rt. 003, Rw. 007, Kel. Duri Kepa, Kec. Kebon Jeruk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string" table:style-name="ce8">
            <text:p>DESY FARIN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Kramat Jalan I, Rt. 011, Rw. 007, Kel. Tanah Sereal, Kec. Tambora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string" table:style-name="ce8">
            <text:p>ARISH NUR AKBAR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Kramat I Jl. I, Rt. 011, Rw. 007, Kel. Tanah Sereal, Kec. Tambora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string" table:style-name="ce8">
            <text:p>SIANTININGSIH S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string" table:style-name="ce8">
            <text:p>ZAENAL ARIFIN</text:p>
          </table:table-cell>
          <table:table-cell table:style-name="ce1"/>
          <table:table-cell office:value-type="string" table:style-name="ce15">
            <text:p>08176670422</text:p>
          </table:table-cell>
          <table:table-cell table:style-name="ce17"/>
          <table:table-cell office:value-type="string" table:style-name="ce11">
            <text:p>Kp. Bulak Teko, Rt. 002, Rw. 011, Kel. Kalideres, Kec. Kalideres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string" table:style-name="ce8">
            <text:p>YOHAN ANDREAS</text:p>
          </table:table-cell>
          <table:table-cell table:style-name="ce1"/>
          <table:table-cell office:value-type="string" table:style-name="ce15">
            <text:p>087881511448</text:p>
          </table:table-cell>
          <table:table-cell table:style-name="ce17"/>
          <table:table-cell office:value-type="string" table:style-name="ce11">
            <text:p>Muara Karang Blok B.8B/69, Rt. 006, Rw. 012, Kel. Pluit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string" table:style-name="ce8">
            <text:p>ARDY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Teluk Gong Jl. C No. 217, Rt. 011, Rw. 008, Kel. Pejagalan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string" table:style-name="ce8">
            <text:p>ARDY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Teluk Gong Jl. C No. 217, Rt. 011, Rw. 008, Kel. Pejagalan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string" table:style-name="ce8">
            <text:p>ANGELIN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Hidup Baru No. 9, Rt. 001, Rw. 003, Kel. Pademangan Barat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string" table:style-name="ce8">
            <text:p>BETTY (DD BATAL)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string" table:style-name="ce8">
            <text:p>MARTIN WIHADI<text:s/>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Bungur Besar Raya No. 165 A, Rt. 011, Rw. 004, Kel. Bungur, Kec. Senen, Jak-Pus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string" table:style-name="ce8">
            <text:p>IMRON MUTAQIN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Dukuh Zamrud Blok T.10 No. 21, Rt. 007, Rw. 011, Kel. Cimuning, Kec. Mustika Jaya, Bekasi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string" table:style-name="ce8">
            <text:p>AGUS WIBOWO SALIM</text:p>
          </table:table-cell>
          <table:table-cell table:style-name="ce1"/>
          <table:table-cell table:style-name="ce14"/>
          <table:table-cell office:value-type="string" table:style-name="ce18">
            <text:p>suryatimurline@ymail.com &amp; soeharyosalim@yahoo.com</text:p>
          </table:table-cell>
          <table:table-cell office:value-type="string" table:style-name="ce12">
            <text:p>Lebak Arum 6/44, Rt. 007, Rw. 009, Kel. Gading, Kec. Tambak Sari, Surabaya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string" table:style-name="ce8">
            <text:p>SULANTO TARINO</text:p>
          </table:table-cell>
          <table:table-cell table:style-name="ce1"/>
          <table:table-cell office:value-type="string" table:style-name="ce15">
            <text:p>0816926588</text:p>
          </table:table-cell>
          <table:table-cell office:value-type="string" table:style-name="ce19">
            <text:p><text:a xlink:href="mailto:starino@centrin.net.id">starino@centrin.net.id</text:a></text:p>
          </table:table-cell>
          <table:table-cell office:value-type="string" table:style-name="ce11">
            <text:p>Jl. Pelepah Kuning I DA 3/23, Rt. 001, Rw. 003, Kel. Curug Sangereng, Kec. Kelapa Dua, Tangera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7" table:style-name="ce3">
            <text:p>67</text:p>
          </table:table-cell>
          <table:table-cell office:value-type="string" table:style-name="ce9">
            <text:p>AMAR MUHSIN NISAR</text:p>
          </table:table-cell>
          <table:table-cell table:style-name="ce1"/>
          <table:table-cell table:style-name="ce16"/>
          <table:table-cell table:style-name="ce20"/>
          <table:table-cell office:value-type="string" table:style-name="ce13">
            <text:p>Grand Marina Blok S-22, Rt. 009, Rw. 011, Kel. Ancol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string" table:style-name="ce8">
            <text:p>NG RUDY</text:p>
          </table:table-cell>
          <table:table-cell table:style-name="ce1"/>
          <table:table-cell office:value-type="string" table:style-name="ce15">
            <text:p>081578009965</text:p>
          </table:table-cell>
          <table:table-cell office:value-type="string" table:style-name="ce19">
            <text:p><text:a xlink:href="mailto:ngrudy78@gmail.com">ngrudy78@gmail.com</text:a></text:p>
          </table:table-cell>
          <table:table-cell office:value-type="string" table:style-name="ce11">
            <text:p>Taman Surya III Blok K-2/2, Rt. 010, Rw. 015, Kel. Pegadungan, Kec. Kalideres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string" table:style-name="ce8">
            <text:p>LILY GOE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string" table:style-name="ce8">
            <text:p>LILY GOE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1" table:style-name="ce4">
            <text:p>71</text:p>
          </table:table-cell>
          <table:table-cell office:value-type="string" table:style-name="ce8">
            <text:p>HENDRA GODJAL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Kayu Putih Raya B-21, Rt. 010, Rw. 007, Kel. Pulo Gadung, Kec. Pulo Gad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string" table:style-name="ce8">
            <text:p>ELLEN NOVI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3" table:style-name="ce4">
            <text:p>73</text:p>
          </table:table-cell>
          <table:table-cell office:value-type="string" table:style-name="ce8">
            <text:p>LINDA SUNGKONO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4" table:style-name="ce4">
            <text:p>74</text:p>
          </table:table-cell>
          <table:table-cell office:value-type="string" table:style-name="ce8">
            <text:p>LINDA SUNGKONO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string" table:style-name="ce8">
            <text:p>HENDR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string" table:style-name="ce8">
            <text:p>DED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7" table:style-name="ce5">
            <text:p>77</text:p>
          </table:table-cell>
          <table:table-cell office:value-type="string" table:style-name="ce8">
            <text:p>IRMA SUMAY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8" table:style-name="ce5">
            <text:p>78</text:p>
          </table:table-cell>
          <table:table-cell office:value-type="string" table:style-name="ce8">
            <text:p>IRMA SUMAY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79" table:style-name="ce6">
            <text:p>79</text:p>
          </table:table-cell>
          <table:table-cell office:value-type="string" table:style-name="ce8">
            <text:p>SONY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string" table:style-name="ce8">
            <text:p>DANTES SIMAMOR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string" table:style-name="ce8">
            <text:p>SHELLA MELISS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string" table:style-name="ce8">
            <text:p>DESIH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string" table:style-name="ce8">
            <text:p>LILIY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string" table:style-name="ce8">
            <text:p>LILIYA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string" table:style-name="ce8">
            <text:p>VAT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string" table:style-name="ce8">
            <text:p>VAT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string" table:style-name="ce8">
            <text:p>VAT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string" table:style-name="ce8">
            <text:p>VAT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string" table:style-name="ce8">
            <text:p>Ir. HENDRA SURYAD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string" table:style-name="ce8">
            <text:p>RINAYANI TJANDR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string" table:style-name="ce8">
            <text:p>JULLY KATHER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string" table:style-name="ce8">
            <text:p>JULLY KATHER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string" table:style-name="ce8">
            <text:p>JULLY KATHER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string" table:style-name="ce8">
            <text:p>JULLY KATHERIN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string" table:style-name="ce8">
            <text:p>SONY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string" table:style-name="ce8">
            <text:p>MING SING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string" table:style-name="ce8">
            <text:p>ZALD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string" table:style-name="ce8">
            <text:p>ZALD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99" table:style-name="ce2">
            <text:p>99</text:p>
          </table:table-cell>
          <table:table-cell office:value-type="string" table:style-name="ce8">
            <text:p>MARGARETA FE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string" table:style-name="ce8">
            <text:p>MARGARETA FE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1" table:style-name="ce2">
            <text:p>101</text:p>
          </table:table-cell>
          <table:table-cell office:value-type="string" table:style-name="ce8">
            <text:p>V NANIK PARNIASTUT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2" table:style-name="ce2">
            <text:p>102</text:p>
          </table:table-cell>
          <table:table-cell office:value-type="string" table:style-name="ce8">
            <text:p>POPPY DAISY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3" table:style-name="ce2">
            <text:p>103</text:p>
          </table:table-cell>
          <table:table-cell office:value-type="string" table:style-name="ce8">
            <text:p>VIOLINE LAWRENCE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4" table:style-name="ce2">
            <text:p>104</text:p>
          </table:table-cell>
          <table:table-cell office:value-type="string" table:style-name="ce8">
            <text:p>VIOLINE LAWRENCE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5" table:style-name="ce2">
            <text:p>105</text:p>
          </table:table-cell>
          <table:table-cell office:value-type="string" table:style-name="ce8">
            <text:p>ID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6" table:style-name="ce2">
            <text:p>106</text:p>
          </table:table-cell>
          <table:table-cell office:value-type="string" table:style-name="ce8">
            <text:p>TOMMY HALIM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7" table:style-name="ce2">
            <text:p>107</text:p>
          </table:table-cell>
          <table:table-cell office:value-type="string" table:style-name="ce8">
            <text:p>EFF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8" table:style-name="ce2">
            <text:p>108</text:p>
          </table:table-cell>
          <table:table-cell office:value-type="string" table:style-name="ce8">
            <text:p>EFF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09" table:style-name="ce2">
            <text:p>109</text:p>
          </table:table-cell>
          <table:table-cell office:value-type="string" table:style-name="ce8">
            <text:p>EVELYN <text:s/>EVERLAND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0" table:style-name="ce2">
            <text:p>110</text:p>
          </table:table-cell>
          <table:table-cell office:value-type="string" table:style-name="ce8">
            <text:p>ATANASIA TRI BASUK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1" table:style-name="ce2">
            <text:p>111</text:p>
          </table:table-cell>
          <table:table-cell office:value-type="string" table:style-name="ce8">
            <text:p>ATANASIA TRI BASUK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2" table:style-name="ce2">
            <text:p>112</text:p>
          </table:table-cell>
          <table:table-cell office:value-type="string" table:style-name="ce8">
            <text:p>FEROZ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Sudirman Town House, Jl. Sudirman No. 546-550 Kav. C-03, Rt. 001, Rw. 008, Kel. Dungus Cariang, Kec. Andir, Bandu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3" table:style-name="ce2">
            <text:p>113</text:p>
          </table:table-cell>
          <table:table-cell office:value-type="string" table:style-name="ce8">
            <text:p>LOUIS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Kp. Pamucatan, Rt. 003, Rw. 005, Kel. Nagreg, Kec. Nagreg, Bandu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4" table:style-name="ce2">
            <text:p>114</text:p>
          </table:table-cell>
          <table:table-cell office:value-type="string" table:style-name="ce8">
            <text:p>RUDY KONGAS SUGAND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5" table:style-name="ce2">
            <text:p>115</text:p>
          </table:table-cell>
          <table:table-cell office:value-type="string" table:style-name="ce8">
            <text:p>JULIUS VICTOR / SUSI SUSANTI</text:p>
          </table:table-cell>
          <table:table-cell table:style-name="ce1"/>
          <table:table-cell office:value-type="string" table:style-name="ce15">
            <text:p>081281853559</text:p>
          </table:table-cell>
          <table:table-cell table:style-name="ce17"/>
          <table:table-cell office:value-type="string" table:style-name="ce11">
            <text:p>Perum Casa Jardin Cluster Gladiola Blok G 5 No. 16, Daan Mogo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6" table:style-name="ce2">
            <text:p>11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7" table:style-name="ce2">
            <text:p>117</text:p>
          </table:table-cell>
          <table:table-cell office:value-type="string" table:style-name="ce8">
            <text:p>ENDANG SRI KUSTATI</text:p>
          </table:table-cell>
          <table:table-cell table:style-name="ce1"/>
          <table:table-cell office:value-type="string" table:style-name="ce15">
            <text:p>08121005689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18" table:style-name="ce2">
            <text:p>118</text:p>
          </table:table-cell>
          <table:table-cell office:value-type="string" table:style-name="ce8">
            <text:p>M. ERWIN SYAFITR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Kp. Padurenan 106, Rt. 002, Rw. 003, Kel. Harjamukti, Kec. Cimanggis, Depok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9" table:style-name="ce2">
            <text:p>119</text:p>
          </table:table-cell>
          <table:table-cell office:value-type="string" table:style-name="ce8">
            <text:p>M. ERWIN SYAFITR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Kp. Padurenan 106, Rt. 002, Rw. 003, Kel. Harjamukti, Kec. Cimanggis, Depok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style-name="ce2">
            <text:p>120</text:p>
          </table:table-cell>
          <table:table-cell office:value-type="string" table:style-name="ce8">
            <text:p>M. ERWIN SYAFITR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Kp. Padurenan 106, Rt. 002, Rw. 003, Kel. Harjamukti, Kec. Cimanggis, Depok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1" table:style-name="ce2">
            <text:p>121</text:p>
          </table:table-cell>
          <table:table-cell office:value-type="string" table:style-name="ce8">
            <text:p>AHMAD BAIHAQI</text:p>
          </table:table-cell>
          <table:table-cell table:style-name="ce1"/>
          <table:table-cell office:value-type="string" table:style-name="ce15">
            <text:p>0816838172</text:p>
          </table:table-cell>
          <table:table-cell table:style-name="ce17"/>
          <table:table-cell office:value-type="string" table:style-name="ce10">
            <text:p>Jl. Niaga Hijau I No. 70, Rt. 002, Rw. 0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2" table:style-name="ce2">
            <text:p>122</text:p>
          </table:table-cell>
          <table:table-cell office:value-type="string" table:style-name="ce8">
            <text:p>ANDRY SANTOSO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Roda No. 62, Rt. 001, Rw. 006, Kel. Babakanpasar, Kec. Kota Bogor Tengah, Bogo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3" table:style-name="ce2">
            <text:p>123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24" table:style-name="ce2">
            <text:p>12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25" table:style-name="ce2">
            <text:p>125</text:p>
          </table:table-cell>
          <table:table-cell office:value-type="string" table:style-name="ce8">
            <text:p>FANNY LIMEW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Lamadukelleng No. 50A, Rt. 001, Rw. 002, Kel. Losari, Kec. Ujung Pandang, Makass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6" table:style-name="ce2">
            <text:p>126</text:p>
          </table:table-cell>
          <table:table-cell office:value-type="string" table:style-name="ce8">
            <text:p>JOHN THEODORE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Lamadukelleng No. 50A, Rt. 001, Rw. 002, Kel. Losari, Kec. Ujung Pandang, Makass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7" table:style-name="ce2">
            <text:p>12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28" table:style-name="ce2">
            <text:p>128</text:p>
          </table:table-cell>
          <table:table-cell office:value-type="string" table:style-name="ce8">
            <text:p>ANTHONY WIDJAYA (DD BATAL)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Pamandangan II/7, Rt. 001, Rw. 001, Kel. Pademangan Barat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9" table:style-name="ce2">
            <text:p>129</text:p>
          </table:table-cell>
          <table:table-cell office:value-type="string" table:style-name="ce8">
            <text:p>MOCHAMAD MARJOSO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30" table:style-name="ce6">
            <text:p>130</text:p>
          </table:table-cell>
          <table:table-cell office:value-type="string" table:style-name="ce8">
            <text:p>JOHANNES KARUNDENG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31" table:style-name="ce2">
            <text:p>131</text:p>
          </table:table-cell>
          <table:table-cell office:value-type="string" table:style-name="ce8">
            <text:p>FERIANT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Pademangan II GG.14, Rt. 012, Rw. 005, Kel. Pademangan Timur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2" table:style-name="ce7">
            <text:p>132</text:p>
          </table:table-cell>
          <table:table-cell office:value-type="string" table:style-name="ce8">
            <text:p>FERIANTI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Pademangan II GG.14, Rt. 012, Rw. 005, Kel. Pademangan Timur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3" table:style-name="ce5">
            <text:p>133</text:p>
          </table:table-cell>
          <table:table-cell office:value-type="string" table:style-name="ce8">
            <text:p>EDDY WIJAY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Gading Riviera I Blok PF-22 No. 7, Rt. 001, Rw. 024, Kel. Pegangsaan Dua, Kec. Kelapa Gading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4" table:style-name="ce5">
            <text:p>134</text:p>
          </table:table-cell>
          <table:table-cell office:value-type="string" table:style-name="ce8">
            <text:p>EDDY WIJAY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Gading Riviera I Blok PF-22 No. 7, Rt. 001, Rw. 024, Kel. Pegangsaan Dua, Kec. Kelapa Gading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5" table:style-name="ce2">
            <text:p>135</text:p>
          </table:table-cell>
          <table:table-cell office:value-type="string" table:style-name="ce8">
            <text:p>JOSEPHINE HUTABARAT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Griya Tugu Asri Blok B.3/7, Rt. 002, Rw. 019, Kel. Tugu, Kec. Cimanggis, Depok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6" table:style-name="ce2">
            <text:p>136</text:p>
          </table:table-cell>
          <table:table-cell office:value-type="string" table:style-name="ce8">
            <text:p>KEMAL EFENDI GAN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37" table:style-name="ce2">
            <text:p>137</text:p>
          </table:table-cell>
          <table:table-cell office:value-type="string" table:style-name="ce8">
            <text:p>HENDRIK SETIAWAN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Taman Golf No. 95 Lippo Karawaci, Rt. 006, Rw. 008, Kel. Bencongan Indah, Kec. Kelapa Dua, Tangera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8" table:style-name="ce2">
            <text:p>138</text:p>
          </table:table-cell>
          <table:table-cell office:value-type="string" table:style-name="ce8">
            <text:p>FERDINAN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Swasembada Barat V No. 28, Rt. 014, Rw. 009, Kel. Kebon Bawang, Kec. Tanjung Priok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9" table:style-name="ce2">
            <text:p>139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style-name="ce2">
            <text:p>140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1" table:style-name="ce2">
            <text:p>141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2" table:style-name="ce2">
            <text:p>142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3" table:style-name="ce2">
            <text:p>143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4" table:style-name="ce2">
            <text:p>14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45" table:style-name="ce2">
            <text:p>145</text:p>
          </table:table-cell>
          <table:table-cell office:value-type="string" table:style-name="ce8">
            <text:p>ARISTO PURBOAJ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46" table:style-name="ce2">
            <text:p>146</text:p>
          </table:table-cell>
          <table:table-cell office:value-type="string" table:style-name="ce8">
            <text:p>HARIYANTO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Jend. Sudirman No. 38, Rt. 001, Kel. Tambak Sari, Kec. Jambi Selatan, Jambi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7" table:style-name="ce2">
            <text:p>147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8" table:style-name="ce2">
            <text:p>148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9" table:style-name="ce2">
            <text:p>149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style-name="ce2">
            <text:p>150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1" table:style-name="ce2">
            <text:p>151</text:p>
          </table:table-cell>
          <table:table-cell office:value-type="string" table:style-name="ce8">
            <text:p>DRS SYAHRUL MAMMA SH</text:p>
          </table:table-cell>
          <table:table-cell table:style-name="ce1"/>
          <table:table-cell office:value-type="string" table:style-name="ce15">
            <text:p>08121181883</text:p>
          </table:table-cell>
          <table:table-cell table:style-name="ce17"/>
          <table:table-cell office:value-type="string" table:style-name="ce11">
            <text:p>Jl. Palem Kartika V Kav 31, Rt. 010, Rw. 003, Bambu Apus, Kec. Cipayung, Jak-Tim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2" table:style-name="ce2">
            <text:p>152</text:p>
          </table:table-cell>
          <table:table-cell office:value-type="string" table:style-name="ce8">
            <text:p>LIWAN EFEND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53" table:style-name="ce2">
            <text:p>153</text:p>
          </table:table-cell>
          <table:table-cell office:value-type="string" table:style-name="ce8">
            <text:p>LIWAN EFENDI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54" table:style-name="ce2">
            <text:p>154</text:p>
          </table:table-cell>
          <table:table-cell office:value-type="string" table:style-name="ce8">
            <text:p>FERDY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Ters. Sindang Barang I No. 10, Rt. 003, Rw. 005, Kel. Antapani Kulon, Kec. Antapani, Bandu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5" table:style-name="ce2">
            <text:p>155</text:p>
          </table:table-cell>
          <table:table-cell office:value-type="string" table:style-name="ce8">
            <text:p>FERDY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Jl. Ters. Sindang Barang I No. 10, Rt. 003, Rw. 005, Kel. Antapani Kulon, Kec. Antapani, Bandu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6" table:style-name="ce2">
            <text:p>156</text:p>
          </table:table-cell>
          <table:table-cell office:value-type="string" table:style-name="ce8">
            <text:p>SUTIMADJI TJOKRO</text:p>
          </table:table-cell>
          <table:table-cell table:style-name="ce1"/>
          <table:table-cell office:value-type="string" table:style-name="ce15">
            <text:p>0811962778</text:p>
          </table:table-cell>
          <table:table-cell table:style-name="ce17"/>
          <table:table-cell office:value-type="string" table:style-name="ce11">
            <text:p>Jl. H. Kurdi Timur III No. 52, Rt. 008, Rw. 010, Kel. Pelindung Hewan, Kec. Astana Anyar, Bandung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7" table:style-name="ce2">
            <text:p>157</text:p>
          </table:table-cell>
          <table:table-cell office:value-type="string" table:style-name="ce8">
            <text:p>FARID FADLI</text:p>
          </table:table-cell>
          <table:table-cell table:style-name="ce1"/>
          <table:table-cell office:value-type="string" table:style-name="ce15">
            <text:p>08128811878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58" table:style-name="ce2">
            <text:p>158</text:p>
          </table:table-cell>
          <table:table-cell office:value-type="string" table:style-name="ce8">
            <text:p>EVI SUSANTY NG</text:p>
          </table:table-cell>
          <table:table-cell table:style-name="ce1"/>
          <table:table-cell office:value-type="string" table:style-name="ce15">
            <text:p>081310138816</text:p>
          </table:table-cell>
          <table:table-cell table:style-name="ce17"/>
          <table:table-cell office:value-type="string" table:style-name="ce11">
            <text:p>Sunter STS III Blok C/12, Rt. 015, Rw. 007, Kel. Sunter Agung, Kec. Tanjung Priok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9" table:style-name="ce2">
            <text:p>159</text:p>
          </table:table-cell>
          <table:table-cell office:value-type="string" table:style-name="ce8">
            <text:p>IRVAN PRASURYA W, S.KOM</text:p>
          </table:table-cell>
          <table:table-cell table:style-name="ce1"/>
          <table:table-cell office:value-type="string" table:style-name="ce15">
            <text:p>08567846399</text:p>
          </table:table-cell>
          <table:table-cell table:style-name="ce17"/>
          <table:table-cell office:value-type="string" table:style-name="ce11">
            <text:p>Jl. Carina Sayang S-18, Rt. 005, Rw. 010, Kel. Rawa Buaya, Kec. Cengkareng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style-name="ce2">
            <text:p>16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61" table:style-name="ce2">
            <text:p>16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62" table:style-name="ce2">
            <text:p>16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63" table:style-name="ce2">
            <text:p>163</text:p>
          </table:table-cell>
          <table:table-cell office:value-type="string" table:style-name="ce8">
            <text:p>CHANDRA YANE</text:p>
          </table:table-cell>
          <table:table-cell table:style-name="ce1"/>
          <table:table-cell office:value-type="string" table:style-name="ce15">
            <text:p>081283915789</text:p>
          </table:table-cell>
          <table:table-cell table:style-name="ce17"/>
          <table:table-cell office:value-type="string" table:style-name="ce11">
            <text:p>Yos Soedarso, Rt. 028, Rw. 008, Kel. Blindungan, Kec. Bondowoso, Bondowoso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4" table:style-name="ce2">
            <text:p>164</text:p>
          </table:table-cell>
          <table:table-cell office:value-type="string" table:style-name="ce8">
            <text:p>CHANDRA YANE</text:p>
          </table:table-cell>
          <table:table-cell table:style-name="ce1"/>
          <table:table-cell office:value-type="string" table:style-name="ce15">
            <text:p>081283915789</text:p>
          </table:table-cell>
          <table:table-cell table:style-name="ce17"/>
          <table:table-cell office:value-type="string" table:style-name="ce11">
            <text:p>Yos Soedarso, Rt. 028, Rw. 008, Kel. Blindungan, Kec. Bondowoso, Bondowoso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5" table:style-name="ce2">
            <text:p>165</text:p>
          </table:table-cell>
          <table:table-cell office:value-type="string" table:style-name="ce8">
            <text:p>EVI LANIJANTI</text:p>
          </table:table-cell>
          <table:table-cell table:style-name="ce1"/>
          <table:table-cell office:value-type="string" table:style-name="ce15">
            <text:p>08161986894</text:p>
          </table:table-cell>
          <table:table-cell table:style-name="ce17"/>
          <table:table-cell office:value-type="string" table:style-name="ce11">
            <text:p>Jl. Perkici Raya Blok EB2/66 Sektor 5, Bintaro Jaya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6" table:style-name="ce2">
            <text:p>16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67" table:style-name="ce2">
            <text:p>16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68" table:style-name="ce2">
            <text:p>168</text:p>
          </table:table-cell>
          <table:table-cell office:value-type="string" table:style-name="ce8">
            <text:p>ADI SETIANTO</text:p>
          </table:table-cell>
          <table:table-cell table:style-name="ce1"/>
          <table:table-cell office:value-type="string" table:style-name="ce15">
            <text:p>08119626000</text:p>
          </table:table-cell>
          <table:table-cell office:value-type="string" table:style-name="ce19">
            <text:p><text:a xlink:href="mailto:adisetianto@outlook.com">adisetianto@outlook.com</text:a></text:p>
          </table:table-cell>
          <table:table-cell office:value-type="string" table:style-name="ce11">
            <text:p>Sutera Gardenia VI/10, Rt. 004, Rw. 012, Kel. Pondok Agung, Kec. Serpong Utara, Tangerang Selatan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9" table:style-name="ce2">
            <text:p>169</text:p>
          </table:table-cell>
          <table:table-cell office:value-type="string" table:style-name="ce8">
            <text:p>ADI SETIANTO</text:p>
          </table:table-cell>
          <table:table-cell table:style-name="ce1"/>
          <table:table-cell office:value-type="string" table:style-name="ce15">
            <text:p>08119626000</text:p>
          </table:table-cell>
          <table:table-cell office:value-type="string" table:style-name="ce19">
            <text:p><text:a xlink:href="mailto:adisetianto@outlook.com">adisetianto@outlook.com</text:a></text:p>
          </table:table-cell>
          <table:table-cell office:value-type="string" table:style-name="ce11">
            <text:p>Sutera Gardenia VI/10, Rt. 004, Rw. 012, Kel. Pondok Agung, Kec. Serpong Utara, Tangerang Selatan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style-name="ce2">
            <text:p>170</text:p>
          </table:table-cell>
          <table:table-cell office:value-type="string" table:style-name="ce8">
            <text:p>SURIAN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Muara Karang Blok V.5 S/4, Rt. 008, Rw. 017, Kel. Pluit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1" table:style-name="ce2">
            <text:p>171</text:p>
          </table:table-cell>
          <table:table-cell office:value-type="string" table:style-name="ce8">
            <text:p>SURIANA</text:p>
          </table:table-cell>
          <table:table-cell table:style-name="ce1"/>
          <table:table-cell table:style-name="ce14"/>
          <table:table-cell table:style-name="ce17"/>
          <table:table-cell office:value-type="string" table:style-name="ce11">
            <text:p>Muara Karang Blok V.5 S/4, Rt. 008, Rw. 017, Kel. Pluit, Kec. Penjari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2" table:style-name="ce2">
            <text:p>172</text:p>
          </table:table-cell>
          <table:table-cell office:value-type="string" table:style-name="ce8">
            <text:p>TAN CHIE KHIONG</text:p>
          </table:table-cell>
          <table:table-cell table:style-name="ce1"/>
          <table:table-cell office:value-type="string" table:style-name="ce15">
            <text:p>081212336666</text:p>
          </table:table-cell>
          <table:table-cell table:style-name="ce17"/>
          <table:table-cell office:value-type="string" table:style-name="ce11">
            <text:p>Jl. Pademangan II GG.2 No. 8, Rt. 001, Rw. 006, Kel. Pademangan Timur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3" table:style-name="ce2">
            <text:p>173</text:p>
          </table:table-cell>
          <table:table-cell office:value-type="string" table:style-name="ce8">
            <text:p>ANI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74" table:style-name="ce2">
            <text:p>174</text:p>
          </table:table-cell>
          <table:table-cell office:value-type="string" table:style-name="ce8">
            <text:p>YOHAN WIJAYA</text:p>
          </table:table-cell>
          <table:table-cell table:style-name="ce1"/>
          <table:table-cell office:value-type="string" table:style-name="ce15">
            <text:p>08111107778</text:p>
          </table:table-cell>
          <table:table-cell table:style-name="ce17"/>
          <table:table-cell office:value-type="string" table:style-name="ce11">
            <text:p>Villa Kebon Jeruk B/15, Rt. 013, Rw. 003, Kel. Kebon Jeruk, Kec. Kebon Jeruk, Jak-Bar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5" table:style-name="ce2">
            <text:p>175</text:p>
          </table:table-cell>
          <table:table-cell office:value-type="string" table:style-name="ce8">
            <text:p>YULIANA</text:p>
          </table:table-cell>
          <table:table-cell table:style-name="ce1"/>
          <table:table-cell office:value-type="string" table:style-name="ce15">
            <text:p>08128210757</text:p>
          </table:table-cell>
          <table:table-cell table:style-name="ce17"/>
          <table:table-cell office:value-type="string" table:style-name="ce11">
            <text:p>Jl. Budi Mulia/10, Rt. 005, Rw. 005, Kel. Pademangan Barat, Kec. Pademangan, Jak-Ut.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6" table:style-name="ce2">
            <text:p>17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77" table:style-name="ce2">
            <text:p>17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78" table:style-name="ce2">
            <text:p>17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79" table:style-name="ce2">
            <text:p>17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0" table:style-name="ce2">
            <text:p>18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1" table:style-name="ce2">
            <text:p>18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2" table:style-name="ce2">
            <text:p>18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3" table:style-name="ce2">
            <text:p>183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4" table:style-name="ce2">
            <text:p>18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5" table:style-name="ce2">
            <text:p>185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6" table:style-name="ce2">
            <text:p>18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7" table:style-name="ce2">
            <text:p>18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8" table:style-name="ce2">
            <text:p>18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89" table:style-name="ce2">
            <text:p>18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0" table:style-name="ce2">
            <text:p>19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1" table:style-name="ce2">
            <text:p>19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2" table:style-name="ce2">
            <text:p>19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3" table:style-name="ce2">
            <text:p>193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4" table:style-name="ce2">
            <text:p>19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5" table:style-name="ce2">
            <text:p>195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6" table:style-name="ce2">
            <text:p>19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7" table:style-name="ce2">
            <text:p>19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8" table:style-name="ce2">
            <text:p>19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199" table:style-name="ce2">
            <text:p>19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1" table:style-name="ce2">
            <text:p>201</text:p>
          </table:table-cell>
          <table:table-cell office:value-type="string" table:style-name="ce8">
            <text:p>SIULI SUTINAH</text:p>
          </table:table-cell>
          <table:table-cell table:style-name="ce1"/>
          <table:table-cell office:value-type="string" table:style-name="ce15">
            <text:p>081315596815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2" table:style-name="ce2">
            <text:p>202</text:p>
          </table:table-cell>
          <table:table-cell office:value-type="string" table:style-name="ce8">
            <text:p>IDA WIJADINA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3" table:style-name="ce2">
            <text:p>203</text:p>
          </table:table-cell>
          <table:table-cell office:value-type="string" table:style-name="ce8">
            <text:p>IDA WIJADINA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4" table:style-name="ce2">
            <text:p>204</text:p>
          </table:table-cell>
          <table:table-cell office:value-type="string" table:style-name="ce8">
            <text:p>IDA WIJADINA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5" table:style-name="ce2">
            <text:p>205</text:p>
          </table:table-cell>
          <table:table-cell office:value-type="string" table:style-name="ce8">
            <text:p>IDA WIJADINA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6" table:style-name="ce2">
            <text:p>206</text:p>
          </table:table-cell>
          <table:table-cell office:value-type="string" table:style-name="ce8">
            <text:p>IDA WIJADINATA</text:p>
          </table:table-cell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7" table:style-name="ce2">
            <text:p>207</text:p>
          </table:table-cell>
          <table:table-cell office:value-type="string" table:style-name="ce8">
            <text:p>KRISTIN JAYA PRANOTO</text:p>
          </table:table-cell>
          <table:table-cell table:style-name="ce1"/>
          <table:table-cell office:value-type="string" table:style-name="ce15">
            <text:p>08161150128</text:p>
          </table:table-cell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8" table:style-name="ce2">
            <text:p>20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09" table:style-name="ce2">
            <text:p>20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0" table:style-name="ce2">
            <text:p>21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1" table:style-name="ce2">
            <text:p>21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2" table:style-name="ce2">
            <text:p>21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3" table:style-name="ce2">
            <text:p>213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4" table:style-name="ce2">
            <text:p>21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5" table:style-name="ce2">
            <text:p>215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6" table:style-name="ce2">
            <text:p>21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7" table:style-name="ce2">
            <text:p>21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8" table:style-name="ce2">
            <text:p>21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19" table:style-name="ce2">
            <text:p>21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0" table:style-name="ce2">
            <text:p>22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1" table:style-name="ce2">
            <text:p>22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2" table:style-name="ce2">
            <text:p>22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3" table:style-name="ce2">
            <text:p>223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4" table:style-name="ce2">
            <text:p>224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5" table:style-name="ce2">
            <text:p>225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6" table:style-name="ce2">
            <text:p>226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7" table:style-name="ce2">
            <text:p>227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8" table:style-name="ce2">
            <text:p>228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29" table:style-name="ce2">
            <text:p>229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30" table:style-name="ce2">
            <text:p>230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31" table:style-name="ce2">
            <text:p>231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/>
          <table:table-cell office:value-type="float" office:value="232" table:style-name="ce2">
            <text:p>232</text:p>
          </table:table-cell>
          <table:table-cell table:style-name="ce8"/>
          <table:table-cell table:style-name="ce1"/>
          <table:table-cell table:style-name="ce14"/>
          <table:table-cell table:style-name="ce17"/>
          <table:table-cell table:style-name="ce10"/>
          <table:table-cell table:number-columns-repeated="16377"/>
        </table:table-row>
        <table:table-row table:number-rows-repeated="1048343" table:style-name="ro1">
          <table:table-cell table:number-columns-repeated="16384"/>
        </table:table-row>
      </table:table>
      <table:table table:name="Sheet1" table:style-name="ta1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Corbel" svg:font-family="Corbel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_50_0_37__32_-_32_Aksen1" style:display-name="20% - Aksen1" style:family="table-cell" style:data-style-name="N0">
      <style:table-cell-properties fo:background-color="#CCFFFF"/>
      <style:text-properties fo:color="#000000"/>
    </style:style>
    <style:style style:name="_50_0_37__32_-_32_Aksen2" style:display-name="20% - Aksen2" style:family="table-cell" style:data-style-name="N0">
      <style:table-cell-properties fo:background-color="#FFCC99"/>
      <style:text-properties fo:color="#000000"/>
    </style:style>
    <style:style style:name="_50_0_37__32_-_32_Aksen3" style:display-name="20% - Aksen3" style:family="table-cell" style:data-style-name="N0">
      <style:table-cell-properties fo:background-color="#FFFFFF"/>
      <style:text-properties fo:color="#000000"/>
    </style:style>
    <style:style style:name="_50_0_37__32_-_32_Aksen4" style:display-name="20% - Aksen4" style:family="table-cell" style:data-style-name="N0">
      <style:table-cell-properties fo:background-color="#FFFFCC"/>
      <style:text-properties fo:color="#000000"/>
    </style:style>
    <style:style style:name="_50_0_37__32_-_32_Aksen5" style:display-name="20% - Aksen5" style:family="table-cell" style:data-style-name="N0">
      <style:table-cell-properties fo:background-color="#CCCCFF"/>
      <style:text-properties fo:color="#000000"/>
    </style:style>
    <style:style style:name="_50_0_37__32_-_32_Aksen6" style:display-name="20% - Aksen6" style:family="table-cell" style:data-style-name="N0">
      <style:table-cell-properties fo:background-color="#CCFFCC"/>
      <style:text-properties fo:color="#000000"/>
    </style:style>
    <style:style style:name="_52_0_37__32_-_32_Aksen1" style:display-name="40% - Aksen1" style:family="table-cell" style:data-style-name="N0">
      <style:table-cell-properties fo:background-color="#99CCFF"/>
      <style:text-properties fo:color="#000000"/>
    </style:style>
    <style:style style:name="_52_0_37__32_-_32_Aksen2" style:display-name="40% - Aksen2" style:family="table-cell" style:data-style-name="N0">
      <style:table-cell-properties fo:background-color="#FFCC99"/>
      <style:text-properties fo:color="#000000"/>
    </style:style>
    <style:style style:name="_52_0_37__32_-_32_Aksen3" style:display-name="40% - Aksen3" style:family="table-cell" style:data-style-name="N0">
      <style:table-cell-properties fo:background-color="#C0C0C0"/>
      <style:text-properties fo:color="#000000"/>
    </style:style>
    <style:style style:name="_52_0_37__32_-_32_Aksen4" style:display-name="40% - Aksen4" style:family="table-cell" style:data-style-name="N0">
      <style:table-cell-properties fo:background-color="#FFFF99"/>
      <style:text-properties fo:color="#000000"/>
    </style:style>
    <style:style style:name="_52_0_37__32_-_32_Aksen5" style:display-name="40% - Aksen5" style:family="table-cell" style:data-style-name="N0">
      <style:table-cell-properties fo:background-color="#99CCFF"/>
      <style:text-properties fo:color="#000000"/>
    </style:style>
    <style:style style:name="_52_0_37__32_-_32_Aksen6" style:display-name="40% - Aksen6" style:family="table-cell" style:data-style-name="N0">
      <style:table-cell-properties fo:background-color="#FFFF99"/>
      <style:text-properties fo:color="#000000"/>
    </style:style>
    <style:style style:name="_54_0_37__32_-_32_Aksen1" style:display-name="60% - Aksen1" style:family="table-cell" style:data-style-name="N0">
      <style:table-cell-properties fo:background-color="#99CCFF"/>
      <style:text-properties fo:color="#FFFFFF"/>
    </style:style>
    <style:style style:name="_54_0_37__32_-_32_Aksen2" style:display-name="60% - Aksen2" style:family="table-cell" style:data-style-name="N0">
      <style:table-cell-properties fo:background-color="#FFCC99"/>
      <style:text-properties fo:color="#FFFFFF"/>
    </style:style>
    <style:style style:name="_54_0_37__32_-_32_Aksen3" style:display-name="60% - Aksen3" style:family="table-cell" style:data-style-name="N0">
      <style:table-cell-properties fo:background-color="#C0C0C0"/>
      <style:text-properties fo:color="#FFFFFF"/>
    </style:style>
    <style:style style:name="_54_0_37__32_-_32_Aksen4" style:display-name="60% - Aksen4" style:family="table-cell" style:data-style-name="N0">
      <style:table-cell-properties fo:background-color="#FFFF99"/>
      <style:text-properties fo:color="#FFFFFF"/>
    </style:style>
    <style:style style:name="_54_0_37__32_-_32_Aksen5" style:display-name="60% - Aksen5" style:family="table-cell" style:data-style-name="N0">
      <style:table-cell-properties fo:background-color="#33CCCC"/>
      <style:text-properties fo:color="#FFFFFF"/>
    </style:style>
    <style:style style:name="_54_0_37__32_-_32_Aksen6" style:display-name="60% - Aksen6" style:family="table-cell" style:data-style-name="N0">
      <style:table-cell-properties fo:background-color="#339966"/>
      <style:text-properties fo:color="#FFFFFF"/>
    </style:style>
    <style:style style:name="Aksen1" style:family="table-cell" style:data-style-name="N0">
      <style:table-cell-properties fo:background-color="#33CCCC"/>
      <style:text-properties fo:color="#FFFFFF"/>
    </style:style>
    <style:style style:name="Aksen2" style:family="table-cell" style:data-style-name="N0">
      <style:table-cell-properties fo:background-color="#FF6600"/>
      <style:text-properties fo:color="#FFFFFF"/>
    </style:style>
    <style:style style:name="Aksen3" style:family="table-cell" style:data-style-name="N0">
      <style:table-cell-properties fo:background-color="#969696"/>
      <style:text-properties fo:color="#FFFFFF"/>
    </style:style>
    <style:style style:name="Aksen4" style:family="table-cell" style:data-style-name="N0">
      <style:table-cell-properties fo:background-color="#FFCC00"/>
      <style:text-properties fo:color="#FFFFFF"/>
    </style:style>
    <style:style style:name="Aksen5" style:family="table-cell" style:data-style-name="N0">
      <style:table-cell-properties fo:background-color="#333399"/>
      <style:text-properties fo:color="#FFFFFF"/>
    </style:style>
    <style:style style:name="Aksen6" style:family="table-cell" style:data-style-name="N0">
      <style:table-cell-properties fo:background-color="#339966"/>
      <style:text-properties fo:color="#FFFFFF"/>
    </style:style>
    <style:style style:name="Baik" style:family="table-cell" style:data-style-name="N0">
      <style:table-cell-properties fo:background-color="#CCFFCC"/>
      <style:text-properties fo:color="#008000"/>
    </style:style>
    <style:style style:name="Buruk" style:family="table-cell" style:data-style-name="N0">
      <style:table-cell-properties fo:background-color="#FF99CC"/>
      <style:text-properties fo:color="#800080"/>
    </style:style>
    <style:style style:name="Catatan" style:family="table-cell" style:data-style-name="N0">
      <style:table-cell-properties fo:border="thin solid #C0C0C0" fo:background-color="#FFFFCC"/>
    </style:style>
    <style:style style:name="Comma_32_2" style:display-name="Comma 2" style:family="table-cell" style:data-style-name="N35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Judul" style:family="table-cell" style:data-style-name="N0">
      <style:text-properties fo:color="#666699" style:font-name="Calibri Light" style:font-name-asian="Calibri Light" style:font-name-complex="Calibri Light" fo:font-size="18pt" style:font-size-asian="18pt" style:font-size-complex="18pt"/>
    </style:style>
    <style:style style:name="Judul_32_1" style:display-name="Judul 1" style:family="table-cell" style:data-style-name="N0">
      <style:table-cell-properties fo:border-top="none" fo:border-bottom="thick solid #33CCCC" fo:border-left="none" fo:border-right="none"/>
      <style:text-properties fo:color="#666699" fo:font-size="15pt" style:font-size-asian="15pt" style:font-size-complex="15pt" fo:font-weight="bold" style:font-weight-asian="bold" style:font-weight-complex="bold"/>
    </style:style>
    <style:style style:name="Judul_32_2" style:display-name="Judul 2" style:family="table-cell" style:data-style-name="N0">
      <style:table-cell-properties fo:border-top="none" fo:border-bottom="thick solid #99CCFF" fo:border-left="none" fo:border-right="none"/>
      <style:text-properties fo:color="#666699" fo:font-size="13pt" style:font-size-asian="13pt" style:font-size-complex="13pt" fo:font-weight="bold" style:font-weight-asian="bold" style:font-weight-complex="bold"/>
    </style:style>
    <style:style style:name="Judul_32_3" style:display-name="Judul 3" style:family="table-cell" style:data-style-name="N0">
      <style:table-cell-properties fo:border-top="none" fo:border-bottom="2pt solid #99CCFF" fo:border-left="none" fo:border-right="none"/>
      <style:text-properties fo:color="#666699" fo:font-weight="bold" style:font-weight-asian="bold" style:font-weight-complex="bold"/>
    </style:style>
    <style:style style:name="Judul_32_4" style:display-name="Judul 4" style:family="table-cell" style:data-style-name="N0">
      <style:text-properties fo:color="#666699" fo:font-weight="bold" style:font-weight-asian="bold" style:font-weight-complex="bold"/>
    </style:style>
    <style:style style:name="Keluaran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Masukan" style:family="table-cell" style:data-style-name="N0">
      <style:table-cell-properties fo:border="thin solid #808080" fo:background-color="#FFCC99"/>
      <style:text-properties fo:color="#333399"/>
    </style:style>
    <style:style style:name="Netral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hitunga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Sel_32_Periksa" style:display-name="Sel Periksa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Sel_32_Tertaut" style:display-name="Sel Tertaut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Teks_32_Penjelasan" style:display-name="Teks Penjelasan" style:family="table-cell" style:data-style-name="N0">
      <style:text-properties fo:color="#808080" fo:font-style="italic" style:font-style-asian="italic" style:font-style-complex="italic"/>
    </style:style>
    <style:style style:name="Teks_32_Peringatan" style:display-name="Teks Peringatan" style:family="table-cell" style:data-style-name="N0">
      <style:text-properties fo:color="#FF0000"/>
    </style:style>
    <style:style style:name="Total_32_2" style:display-name="Total 2" style:family="table-cell" style:data-style-name="N0">
      <style:table-cell-properties fo:border-top="thin solid #33CCCC" fo:border-bottom="thin double #33CCCC" fo:border-left="none" fo:border-right="none"/>
      <style:text-properties fo:color="#000000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26T23:45:09Z</meta:creation-date>
    <dc:date>2015-05-26T23:54:20Z</dc:date>
  </office:meta>
</office:document-meta>
</file>